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AA0000021D25EF96838.svm"/>
  <manifest:file-entry manifest:media-type="" manifest:full-path="Pictures/2000000700003B1F0000244D08EFFA50.svm"/>
  <manifest:file-entry manifest:media-type="" manifest:full-path="Pictures/2000000700003B1F0000234F6BE75984.svm"/>
  <manifest:file-entry manifest:media-type="" manifest:full-path="Pictures/2000000700003AE0000023B9ED117AD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Times New Roman" fo:font-size="12pt" style:font-name-asian="Courier New" style:font-size-asian="12pt" style:font-name-complex="Courier New" style:font-size-complex="12pt"/>
    </style:style>
    <style:style style:name="P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Times New Roman" fo:font-size="12pt" style:text-underline-style="solid" style:text-underline-width="auto" style:text-underline-color="font-color" style:font-name-asian="Courier New" style:font-size-asian="12pt" style:font-name-complex="Courier New" style:font-size-complex="12pt"/>
    </style:style>
    <style:style style:name="P6"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Times New Roman" fo:font-size="12pt" style:text-underline-style="none" style:font-name-asian="Courier New" style:font-size-asian="12pt" style:font-name-complex="Courier New" style:font-size-complex="12pt"/>
    </style:style>
    <style:style style:name="P7"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 style:family="paragraph" style:parent-style-name="Standard">
      <style:text-properties style:text-underline-style="none"/>
    </style:style>
    <style:style style:name="P9" style:family="paragraph" style:parent-style-name="Standard">
      <style:text-properties fo:color="#000000" style:font-name="Courier New" fo:font-size="10pt" style:font-name-asian="Courier New" style:font-size-asian="10pt" style:font-name-complex="Courier New" style:font-size-complex="10pt"/>
    </style:style>
    <style:style style:name="P10" style:family="paragraph" style:parent-style-name="Standard">
      <style:text-properties fo:color="#000000" style:font-name="Times New Roman" fo:font-size="12pt" style:text-underline-style="none" style:font-name-asian="Courier New" style:font-size-asian="12pt" style:font-name-complex="Courier New" style:font-size-complex="12pt"/>
    </style:style>
    <style:style style:name="P11" style:family="paragraph" style:parent-style-name="Standard">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46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are Memory Relaxation Parallel Program (hm474)</text:p>
      <text:p text:style-name="P1"/>
      <text:p text:style-name="P1">Approach</text:p>
      <text:p text:style-name="P1"/>
      <text:p text:style-name="P2">For this coursework I have two arrays. An array that contains the data to do relaxation on and a working array which threads can edit without interfering with each other. This doubles the memory consumption but allow threads to update values simultaneously. <text:s/>Each thread is assigned a certain number of elements in the array to average. For example if there were 3 threads and working on a 5 by 5 array then index 6 to 8 go to thread 1, index 11 to 13 go to thread 2 and index 16 to 18 where threads cannot edit the boundary values. The program uses barriers to synchronise threads. Firstly all the threads work out the average of all the 4 neighbours around each of there assigned indices in the array. The results are placed in the working array, then all the threads wait on the barrier once the thread have calculated the averages of all of it's assigned value. Once all the threads have reached this barrier they move on to update values in the data array. The barrier stops quick threads from updating value that slower threads are still using to calculate averages. Another barrier causes threads to repeat the process at the same time.</text:p>
      <text:p text:style-name="P2"/>
      <text:p text:style-name="P2">To terminate the program every element must not change by more than 0.1 after it's neighbours are averaged. When all of a thread's assigned values are no longer changing by 0.1 then the thread will incremented a locked shared variable. This variable needs to be locked as all the threads use it and race condition may occur. Once the threads have finished averaging they check to see if all the other threads have finished using the shared variable if not they go back around the loop again so that the barriers are unlocked. <text:s/></text:p>
      <text:p text:style-name="P2"/>
      <text:p text:style-name="P2">The reasons I used this method was so that threads were only created and destroyed once. Both updating and averaging could be done in parallel. The only critical region was the single shared variable used to terminate the program. The critical region is only once updated for each thread meaning the lock is rarely locked hence less thread waiting time.</text:p>
      <text:p text:style-name="P2"/>
      <text:p text:style-name="P1">Correctness Testing</text:p>
      <text:p text:style-name="P1"/>
      <text:p text:style-name="P2">Firstly I repeatedly ran the program calculating the same size arrays using different numbers of threads to make sure that the same result appeared each time. Below is a sample of those tests. I ran each example here multiple times to make sure there were no race conditions causing incorrect values. </text:p>
      <text:p text:style-name="P2"/>
      <text:p text:style-name="P2">10 by 10 with 1 thread: </text:p>
      <text:p text:style-name="P2">1.000000 1.000000 1.000000 1.000000 1.000000 1.000000 1.000000 1.000000 1.000000 1.000000</text:p>
      <text:p text:style-name="P2">1.000000 0.898438 0.818359 0.687500 0.734375 0.750000 0.750000 0.750000 0.859375 1.000000</text:p>
      <text:p text:style-name="P2">1.000000 0.818359 0.687500 0.578125 0.500000 0.500000 0.601074 0.609375 0.800781 1.000000</text:p>
      <text:p text:style-name="P2">1.000000 0.687500 0.578125 0.500000 0.500000 0.519043 0.596436 0.682587 0.806641 1.000000</text:p>
      <text:p text:style-name="P2">1.000000 0.734375 0.500000 0.500000 0.529083 0.584238 0.659417 0.745520 0.857780 1.000000</text:p>
      <text:p text:style-name="P2">1.000000 0.750000 0.500000 0.519043 0.584238 0.652289 0.724109 0.801050 0.891317 1.000000</text:p>
      <text:p text:style-name="P2">1.000000 0.750000 0.601074 0.596436 0.659417 0.724109 0.787231 0.850353 0.919891 1.000000</text:p>
      <text:p text:style-name="P2">1.000000 0.750000 0.609375 0.682587 0.745520 0.801050 0.850353 0.896791 0.946557 1.000000</text:p>
      <text:p text:style-name="P2">1.000000 0.859375 0.800781 0.806641 0.857780 0.891317 0.919891 0.946557 0.976532 1.000000</text:p>
      <text:p text:style-name="P2">1.000000 1.000000 1.000000 1.000000 1.000000 1.000000 1.000000 1.000000 1.000000 1.000000</text:p>
      <text:p text:style-name="P2"/>
      <text:p text:style-name="P2">10 by 10 with 5 threads:</text:p>
      <text:p text:style-name="P2">1.000000 1.000000 1.000000 1.000000 1.000000 1.000000 1.000000 1.000000 1.000000 1.000000</text:p>
      <text:p text:style-name="P2">1.000000 0.898438 0.818359 0.687500 0.734375 0.750000 0.750000 0.750000 0.859375 1.000000</text:p>
      <text:p text:style-name="P2">1.000000 0.818359 0.687500 0.578125 0.500000 0.500000 0.601074 0.609375 0.800781 1.000000</text:p>
      <text:p text:style-name="P2"><text:soft-page-break/>1.000000 0.687500 0.578125 0.500000 0.500000 0.519043 0.596436 0.682587 0.806641 1.000000</text:p>
      <text:p text:style-name="P2">1.000000 0.734375 0.500000 0.500000 0.529083 0.584238 0.659417 0.745520 0.857780 1.000000</text:p>
      <text:p text:style-name="P2">1.000000 0.750000 0.500000 0.519043 0.584238 0.652289 0.724109 0.801050 0.891317 1.000000</text:p>
      <text:p text:style-name="P2">1.000000 0.750000 0.601074 0.596436 0.659417 0.724109 0.787231 0.850353 0.919891 1.000000</text:p>
      <text:p text:style-name="P2">1.000000 0.750000 0.609375 0.682587 0.745520 0.801050 0.850353 0.896791 0.946557 1.000000</text:p>
      <text:p text:style-name="P2">1.000000 0.859375 0.800781 0.806641 0.857780 0.891317 0.919891 0.946557 0.976532 1.000000</text:p>
      <text:p text:style-name="P2">1.000000 1.000000 1.000000 1.000000 1.000000 1.000000 1.000000 1.000000 1.000000 1.000000</text:p>
      <text:p text:style-name="P2"/>
      <text:p text:style-name="P2">The centre of 100 by 100 array using 5 threads (centre 20x20):</text:p>
      <text:p text:style-name="P2">0.571499 0.571503 0.571506 0.571511 0.571515 0.571520 0.571526 0.571531 0.571537 0.571543</text:p>
      <text:p text:style-name="P2">0.571503 0.571505 0.571508 0.571511 0.571514 0.571518 0.571522 0.571526 0.571530 0.571534</text:p>
      <text:p text:style-name="P2">0.571506 0.571508 0.571510 0.571512 0.571514 0.571516 0.571518 0.571521 0.571523 0.571525</text:p>
      <text:p text:style-name="P2">0.571511 0.571511 0.571512 0.571512 0.571513 0.571514 0.571515 0.571516 0.571517 0.571518</text:p>
      <text:p text:style-name="P2">0.571515 0.571514 0.571514 0.571513 0.571513 0.571512 0.571512 0.571511 0.571511 0.571511</text:p>
      <text:p text:style-name="P2">0.571520 0.571518 0.571516 0.571514 0.571512 0.571511 0.571509 0.571508 0.571506 0.571505</text:p>
      <text:p text:style-name="P2">0.571526 0.571522 0.571518 0.571515 0.571512 0.571509 0.571507 0.571504 0.571502 0.571500</text:p>
      <text:p text:style-name="P2">0.571531 0.571526 0.571521 0.571516 0.571511 0.571508 0.571504 0.571501 0.571498 0.571495</text:p>
      <text:p text:style-name="P2">0.571537 0.571530 0.571523 0.571517 0.571511 0.571506 0.571502 0.571498 0.571494 0.571492</text:p>
      <text:p text:style-name="P2">0.571543 0.571534 0.571525 0.571518 0.571511 0.571505 0.571500 0.571495 0.571492 0.571489</text:p>
      <text:p text:style-name="P2"/>
      <text:p text:style-name="P2">The centre of 100 by 100 array using 20 threads (centre 20x20):</text:p>
      <text:p text:style-name="P2">0.571499 0.571503 0.571506 0.571511 0.571515 0.571520 0.571526 0.571531 0.571537 0.571543</text:p>
      <text:p text:style-name="P2">0.571503 0.571505 0.571508 0.571511 0.571514 0.571518 0.571522 0.571526 0.571530 0.571534</text:p>
      <text:p text:style-name="P2">0.571506 0.571508 0.571510 0.571512 0.571514 0.571516 0.571518 0.571521 0.571523 0.571525</text:p>
      <text:p text:style-name="P2">0.571511 0.571511 0.571512 0.571512 0.571513 0.571514 0.571515 0.571516 0.571517 0.571518</text:p>
      <text:p text:style-name="P2">0.571515 0.571514 0.571514 0.571513 0.571513 0.571512 0.571512 0.571511 0.571511 0.571511</text:p>
      <text:p text:style-name="P2">0.571520 0.571518 0.571516 0.571514 0.571512 0.571511 0.571509 0.571508 0.571506 0.571505</text:p>
      <text:p text:style-name="P2">0.571526 0.571522 0.571518 0.571515 0.571512 0.571509 0.571507 0.571504 0.571502 0.571500</text:p>
      <text:p text:style-name="P2">0.571531 0.571526 0.571521 0.571516 0.571511 0.571508 0.571504 0.571501 0.571498 0.571495</text:p>
      <text:p text:style-name="P2">0.571537 0.571530 0.571523 0.571517 0.571511 0.571506 0.571502 0.571498 0.571494 0.571492</text:p>
      <text:p text:style-name="P2">0.571543 0.571534 0.571525 0.571518 0.571511 0.571505 0.571500 0.571495 0.571492 0.571489</text:p>
      <text:p text:style-name="P1"/>
      <text:p text:style-name="P2">A quick eye test confirms that they are the same regardless of the number of threads being used.</text:p>
      <text:p text:style-name="P1"/>
      <text:p text:style-name="P1">Consistency of results</text:p>
      <text:p text:style-name="P1"/>
      <text:p text:style-name="P2">I ran the same configurations three times to see if the timing of executions on Balena was consistent. </text:p>
      <text:p text:style-name="P2"/>
      <text:p text:style-name="P2">Array Size = 1000 by 1000 <text:s/>Threads = 16 <text:s/>Trials = 4 </text:p>
      <text:p text:style-name="P2"/>
      <text:p text:style-name="P2">Results:</text:p>
      <text:p text:style-name="P2">15.374754</text:p>
      <text:p text:style-name="P2">15.234983</text:p>
      <text:p text:style-name="P2">15.356826</text:p>
      <text:p text:style-name="P2">15.237290</text:p>
      <text:p text:style-name="P2"/>
      <text:p text:style-name="P2">Mean = 15.300963</text:p>
      <text:p text:style-name="P10">Standard deviation = 0.0651410</text:p>
      <text:p text:style-name="P2"/>
      <text:p text:style-name="P2">Array Size = 500 by 500 Threads = 16 Trials = 4</text:p>
      <text:p text:style-name="P2"/>
      <text:p text:style-name="P2"><text:soft-page-break/>Results:</text:p>
      <text:p text:style-name="P2">1.962217</text:p>
      <text:p text:style-name="P2">1.967810</text:p>
      <text:p text:style-name="P2">1.964309</text:p>
      <text:p text:style-name="P2">1.962991</text:p>
      <text:p text:style-name="P2"/>
      <text:p text:style-name="P2">Mean = 1.964331</text:p>
      <text:p text:style-name="P10">Standard deviation = 0.00214465</text:p>
      <text:p text:style-name="P2"/>
      <text:p text:style-name="P2">Array Size = 200 by 200 Threads = 16 Trails = 4</text:p>
      <text:p text:style-name="P2"/>
      <text:p text:style-name="P2">Results:</text:p>
      <text:p text:style-name="P2">0.375377</text:p>
      <text:p text:style-name="P2">0.375450</text:p>
      <text:p text:style-name="P2">0.375423</text:p>
      <text:p text:style-name="P2">0.375365</text:p>
      <text:p text:style-name="P2"/>
      <text:p text:style-name="P2">Mean = 0.375404</text:p>
      <text:p text:style-name="P10">Standard deviation = 0.000034</text:p>
      <text:p text:style-name="P2"/>
      <text:p text:style-name="P2">The standard deviation for all of these results are insignificant therefore it is accurate to say that the variation in Balena's executions time is insignificant. </text:p>
      <text:p text:style-name="P2"/>
      <text:p text:style-name="P1"/>
      <text:p text:style-name="P1">Scalability</text:p>
      <text:p text:style-name="P1"/>
      <text:p text:style-name="P2">It is possible to scale a parallel program in two ways. By increases the number of processors (p) or increasing the amount of work (N). In the case of my program the work is the size of the square matrix. The speed up equation is:</text:p>
      <text:p text:style-name="P2"/>
      <text:p text:style-name="P2">Sp = time on a sequential processor / time on p parallel processors </text:p>
      <text:p text:style-name="P2"/>
      <text:p text:style-name="P2">This gives the number of time greater the speed of a program is on p processors than on a uni-processor. To calculate how much speed up increases as p increase (efficiency) I will use the equation :</text:p>
      <text:p text:style-name="P2"/>
      <text:p text:style-name="P2">Ep = Sp/p</text:p>
      <text:p text:style-name="P2"/>
      <text:p text:style-name="P2">Karp-Flatt equation (below) calculates the percentage of execution time spent running sequentially code.</text:p>
      <text:p text:style-name="P2"/>
      <text:p text:style-name="P2">E = ((1/sp) – (1/p)) / (1 – (1/p))</text:p>
      <text:p text:style-name="P2"/>
      <text:p text:style-name="P2">Where E is proportion of the program that is sequential. If the value of E is greater than 1 then the parallelisation of the program is slowing the program down.</text:p>
      <text:p text:style-name="P2"/>
      <text:p text:style-name="P2"/>
      <text:p text:style-name="P1">Results</text:p>
      <text:p text:style-name="P1"/>
      <text:p text:style-name="P2">Below are the results of testing. Below that are graphs that show this data.</text:p>
      <text:p text:style-name="P1"/>
      <text:p text:style-name="P9">Speed Up = 0.980228, Efficiency = 0.490114, Threads = 2.000000, Work = 20, Karp-Flatt = 1.040341</text:p>
      <text:p text:style-name="P3"><text:soft-page-break/>Speed Up = 1.768825, Efficiency = 0.884412, Threads = 2.000000, Work = 50, Karp-Flatt = 0.130694</text:p>
      <text:p text:style-name="P3">Speed Up = 1.941096, Efficiency = 0.970548, Threads = 2.000000, Work = 100, Karp-Flatt = 0.030346</text:p>
      <text:p text:style-name="P3">Speed Up = 1.982569, Efficiency = 0.991285, Threads = 2.000000, Work = 200, Karp-Flatt = 0.008792</text:p>
      <text:p text:style-name="P3">Speed Up = 1.996034, Efficiency = 0.998017, Threads = 2.000000, Work = 500, Karp-Flatt = 0.001987</text:p>
      <text:p text:style-name="P3">Speed Up = 1.995319, Efficiency = 0.997659, Threads = 2.000000, Work = 750, Karp-Flatt = 0.002346</text:p>
      <text:p text:style-name="P3">Speed Up = 1.997986, Efficiency = 0.998993, Threads = 2.000000, Work = 1000, Karp-Flatt = 0.001008</text:p>
      <text:p text:style-name="P7"/>
      <text:p text:style-name="P3">Speed Up = 1.042037, Efficiency = 0.347346, Threads = 3.000000, Work = 20, Karp-Flatt = 0.939488</text:p>
      <text:p text:style-name="P3">Speed Up = 2.389891, Efficiency = 0.796630, Threads = 3.000000, Work = 50, Karp-Flatt = 0.127644</text:p>
      <text:p text:style-name="P3">Speed Up = 2.807573, Efficiency = 0.935858, Threads = 3.000000, Work = 100, Karp-Flatt = 0.034269</text:p>
      <text:p text:style-name="P3">Speed Up = 2.924907, Efficiency = 0.974969, Threads = 3.000000, Work = 200, Karp-Flatt = 0.012837</text:p>
      <text:p text:style-name="P3">Speed Up = 2.949405, Efficiency = 0.983135, Threads = 3.000000, Work = 500, Karp-Flatt = 0.008577</text:p>
      <text:p text:style-name="P3">Speed Up = 2.960562, Efficiency = 0.986854, Threads = 3.000000, Work = 750, Karp-Flatt = 0.006661</text:p>
      <text:p text:style-name="P3">Speed Up = 2.965346, Efficiency = 0.988449, Threads = 3.000000, Work = 1000, Karp-Flatt = 0.005843</text:p>
      <text:p text:style-name="P7"/>
      <text:p text:style-name="P3">Speed Up = 0.940190, Efficiency = 0.188038, Threads = 5.000000, Work = 20, Karp-Flatt = 1.079519</text:p>
      <text:p text:style-name="P3">Speed Up = 3.006113, Efficiency = 0.601223, Threads = 5.000000, Work = 50, Karp-Flatt = 0.165819</text:p>
      <text:p text:style-name="P3">Speed Up = 4.359131, Efficiency = 0.871826, Threads = 5.000000, Work = 100, Karp-Flatt = 0.036754</text:p>
      <text:p text:style-name="P3">Speed Up = 4.744782, Efficiency = 0.948956, Threads = 5.000000, Work = 200, Karp-Flatt = 0.013447</text:p>
      <text:p text:style-name="P3">Speed Up = 4.878392, Efficiency = 0.975678, Threads = 5.000000, Work = 500, Karp-Flatt = 0.006232</text:p>
      <text:p text:style-name="P3">Speed Up = 4.909778, Efficiency = 0.981956, Threads = 5.000000, Work = 750, Karp-Flatt = 0.004594</text:p>
      <text:p text:style-name="P3">Speed Up = 4.925442, Efficiency = 0.985088, Threads = 5.000000, Work = 1000, Karp-Flatt = 0.003784</text:p>
      <text:p text:style-name="P7"/>
      <text:p text:style-name="P3">Speed Up = 0.694879, Efficiency = 0.069488, Threads = 10.000000, Work = 20, Karp-Flatt = 1.487889</text:p>
      <text:p text:style-name="P3">Speed Up = 3.098292, Efficiency = 0.309829, Threads = 10.000000, Work = 50, Karp-Flatt = 0.247509</text:p>
      <text:p text:style-name="P3">Speed Up = 6.501063, Efficiency = 0.650106, Threads = 10.000000, Work = 100, Karp-Flatt = 0.059801</text:p>
      <text:p text:style-name="P3">Speed Up = 8.708908, Efficiency = 0.870891, Threads = 10.000000, Work = 200, Karp-Flatt = 0.016472</text:p>
      <text:p text:style-name="P3">Speed Up = 9.553624, Efficiency = 0.955362, Threads = 10.000000, Work = 500, Karp-Flatt = 0.005191</text:p>
      <text:p text:style-name="P3">Speed Up = 9.720951, Efficiency = 0.972095, Threads = 10.000000, Work = 750, Karp-Flatt = 0.003190</text:p>
      <text:p text:style-name="P3">Speed Up = 9.793517, Efficiency = 0.979352, Threads = 10.000000, Work = 1000, Karp-Flatt = 0.002343</text:p>
      <text:p text:style-name="P7"/>
      <text:p text:style-name="P3">Speed Up = 0.501556, Efficiency = 0.031347, Threads = 16.000000, Work = 20, Karp-Flatt = 2.060047</text:p>
      <text:p text:style-name="P3">Speed Up = 2.558150, Efficiency = 0.159884, Threads = 16.000000, Work = 50, Karp-Flatt = 0.350301</text:p>
      <text:p text:style-name="P3">Speed Up = 6.661293, Efficiency = 0.416331, Threads = 16.000000, Work = 100, Karp-Flatt = 0.093462</text:p>
      <text:p text:style-name="P3"><text:soft-page-break/>Speed Up = 12.055881, Efficiency = 0.753493, Threads = 16.000000, Work = 200, Karp-Flatt = 0.021810</text:p>
      <text:p text:style-name="P3">Speed Up = 14.025013, Efficiency = 0.876563, Threads = 16.000000, Work = 500, Karp-Flatt = 0.009388</text:p>
      <text:p text:style-name="P3">Speed Up = 15.274936, Efficiency = 0.954683, Threads = 16.000000, Work = 750, Karp-Flatt = 0.003165</text:p>
      <text:p text:style-name="P3">Speed Up = 15.532927, Efficiency = 0.970808, Threads = 16.000000, Work = 1000, Karp-Flatt = 0.002005</text:p>
      <text:p text:style-name="P7"/>
      <text:p text:style-name="P3">Speed Up = 0.323625, Efficiency = 0.010113, Threads = 32.000000, Work = 20, Karp-Flatt = 3.157411</text:p>
      <text:p text:style-name="P3">Speed Up = 1.924007, Efficiency = 0.060125, Threads = 32.000000, Work = 50, Karp-Flatt = 0.504257</text:p>
      <text:p text:style-name="P3">Speed Up = 3.401954, Efficiency = 0.106311, Threads = 32.000000, Work = 100, Karp-Flatt = 0.271173</text:p>
      <text:p text:style-name="P3">Speed Up = 8.958942, Efficiency = 0.279967, Threads = 32.000000, Work = 200, Karp-Flatt = 0.082963</text:p>
      <text:p text:style-name="P3">Speed Up = 15.827345, Efficiency = 0.494605, Threads = 32.000000, Work = 500, Karp-Flatt = 0.032962</text:p>
      <text:p text:style-name="P3">Speed Up = 18.009448, Efficiency = 0.562795, Threads = 32.000000, Work = 750, Karp-Flatt = 0.025060</text:p>
      <text:p text:style-name="P3">Speed Up = 18.794723, Efficiency = 0.587335, Threads = 32.000000, Work = 1000, Karp-Flatt = 0.022665</text:p>
      <text:p text:style-name="P4"><text:span text:style-name="T1"/></text:p>
      <text:p text:style-name="P4"><text:span text:style-name="T1">Graphs</text:span></text:p>
      <text:p text:style-name="P5"/>
      <text:p text:style-name="P6"><draw:frame draw:style-name="fr1" draw:name="graphics1" text:anchor-type="paragraph" svg:x="0.258cm" svg:y="0cm" svg:width="16.023cm" svg:height="9.504cm" draw:z-index="0"><draw:image xlink:href="Pictures/2000000700003B1F0000234F6BE75984.svm" xlink:type="simple" xlink:show="embed" xlink:actuate="onLoad"/></draw:frame></text:p>
      <text:p text:style-name="P6"/>
      <text:p text:style-name="P6">Above is the speed up plotted against the number of threads used for each computation. Each line represents an array of n by n at a certain number of threads t. Where the number in the key is n. It is clear from the number of threads that the speed up increases more when the number of elements in the array are greater. The decreases in the increases in speed up occurs at a lower number of threads the lower n is.</text:p>
      <text:p text:style-name="P6"/>
      <text:p text:style-name="P6"><draw:frame draw:style-name="fr2" draw:name="graphics2" text:anchor-type="paragraph" svg:x="0.007cm" svg:y="0cm" svg:width="16.062cm" svg:height="9.269cm" draw:z-index="1"><draw:image xlink:href="Pictures/2000000700003B1F0000244D08EFFA50.svm" xlink:type="simple" xlink:show="embed" xlink:actuate="onLoad"/></draw:frame><text:soft-page-break/></text:p>
      <text:p text:style-name="P6"/>
      <text:p text:style-name="P6">This graph shows efficiency at different amounts of n. The efficiency decreases at every n as the number of threads increase. However the greater n is the slower this decrease in efficiency is. The efficiency significantly decreases at 32 threads as CPUs start to share those threads as there are only 16 CPUs available.</text:p>
      <text:p text:style-name="P6"/>
      <text:p text:style-name="P6"/>
      <text:p text:style-name="P6"><draw:frame draw:style-name="fr1" draw:name="graphics3" text:anchor-type="paragraph" svg:x="0.393cm" svg:y="0.198cm" svg:width="15.951cm" svg:height="9.597cm" draw:z-index="2"><draw:image xlink:href="Pictures/2000000700003AA0000021D25EF96838.svm" xlink:type="simple" xlink:show="embed" xlink:actuate="onLoad"/></draw:frame></text:p>
      <text:p text:style-name="P6"/>
      <text:p text:style-name="P6"/>
      <text:p text:style-name="P6"/>
      <text:p text:style-name="P6"/>
      <text:p text:style-name="P6"><text:soft-page-break/></text:p>
      <text:p text:style-name="P6"/>
      <text:p text:style-name="P6"/>
      <text:p text:style-name="P6"/>
      <text:p text:style-name="P6"><draw:frame draw:style-name="fr3" draw:name="graphics4" text:anchor-type="paragraph" svg:width="15.951cm" svg:height="9.611cm" draw:z-index="3"><draw:image xlink:href="Pictures/2000000700003AE0000023B9ED117ADA.svm" xlink:type="simple" xlink:show="embed" xlink:actuate="onLoad"/></draw:frame></text:p>
      <text:p text:style-name="P6"/>
      <text:p text:style-name="P6">The two graphs above down the Karp-Flatt value at threads t. The second graph shows the same data without 20 and 50 so that the higher values of n are more visible. Both these graphs show how the sequential parts of the program increases as the number of threads increase. But the higher values of n cause the program's sequential parts to decrease. This shows my program's parallel parts (e.g. averaging) scale faster at least initially than it's sequential parts (e.g. thread creation). The graphs also show the thread scheduling costs of running more than 1 thread on a CPU. If each thread is calculating a very small sub-section of the array then the cost of making those calculations parallel will be too large compared to the time saved calculating those values in parallel. <text:s/>When n is larger then it takes more threads to make the subsections of array small. </text:p>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ry Martin</meta:initial-creator>
    <meta:creation-date>2016-11-17T09:03:16.39</meta:creation-date>
    <dc:date>2016-11-20T20:38:58.22</dc:date>
    <dc:creator>Harry Martin</dc:creator>
    <meta:editing-duration>PT17H8M48S</meta:editing-duration>
    <meta:editing-cycles>132</meta:editing-cycles>
    <meta:generator>OpenOffice/4.1.2$Win32 OpenOffice.org_project/412m3$Build-9782</meta:generator>
    <meta:document-statistic meta:table-count="0" meta:image-count="4" meta:object-count="0" meta:page-count="7" meta:paragraph-count="135" meta:word-count="2115" meta:character-count="13523"/>
  </office:meta>
</office:document-meta>
</file>